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orphans="2" fo:widows="2"/>
      <style:text-properties fo:language="en" fo:country="US" officeooo:rsid="00080e65" officeooo:paragraph-rsid="000a426e"/>
    </style:style>
    <style:style style:name="P2" style:family="paragraph" style:parent-style-name="Text_20_body">
      <style:text-properties officeooo:paragraph-rsid="000a426e"/>
    </style:style>
    <style:style style:name="P3" style:family="paragraph" style:parent-style-name="Heading_20_2">
      <style:text-properties officeooo:paragraph-rsid="000a426e"/>
    </style:style>
    <style:style style:name="T1" style:family="text">
      <style:text-properties fo:font-variant="normal" fo:text-transform="none" fo:color="#000000" style:font-name="Times New Roman" fo:font-size="12pt" fo:letter-spacing="normal" fo:font-style="normal" fo:font-weight="normal"/>
    </style:style>
    <style:style style:name="T2" style:family="text">
      <style:text-properties fo:font-variant="normal" fo:text-transform="none" fo:color="#000000" style:font-name="Times New Roman" fo:font-size="12pt" fo:letter-spacing="normal" fo:font-style="italic" fo:font-weight="normal"/>
    </style:style>
    <style:style style:name="T3" style:family="text">
      <style:text-properties fo:font-variant="normal" fo:text-transform="none" fo:color="#000000" style:font-name="Times New Roman" fo:font-size="12pt" fo:letter-spacing="normal" fo:language="ru" fo:country="RU" fo:font-style="normal" fo:font-weight="normal"/>
    </style:style>
    <style:style style:name="T4" style:family="text">
      <style:text-properties fo:font-variant="normal" fo:text-transform="none" fo:color="#000000" fo:letter-spacing="normal"/>
    </style:style>
    <style:style style:name="T5" style:family="text">
      <style:text-properties fo:language="en" fo:country="US"/>
    </style:style>
    <style:style style:name="T6" style:family="text">
      <style:text-properties fo:language="en" fo:country="US" officeooo:rsid="000a426e"/>
    </style:style>
    <style:style style:name="T7" style:family="text">
      <style:text-properties officeooo:rsid="000a426e"/>
    </style:style>
    <style:style style:name="T8" style:family="text">
      <style:text-properties fo:language="ru" fo:country="RU" officeooo:rsid="000a426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обед в честь дочери.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in_article">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на весь полк — и командир полка требует, чтобы Ростов признал свою ошибку и извинился. <text:soft-page-break/>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Андрей <text:span text:style-name="T7">столкнулся </text:span>офицером.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сражением император спрашивает у Кутузова, почему не начинается сражение, и слышит <text:soft-page-break/>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3"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Княгиня Лиза умирает <text:span text:style-name="T7">и на ее лице мертвом</text:span> Болконский читает вопрос: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text:soft-page-break/>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Пьер <text:span text:style-name="T8">уезжает домой</text:span> в Киевск<text:span text:style-name="T7">ую</text:span> губерни<text:span text:style-name="T7">ю</text:span>.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ни школы, ни больницы для крестьян не нужны, а отменить крепостное право нужно не для 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text:soft-page-break/>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Андрей слышит разговор Наташи и Сони: Наташа полна восторга от прелести ночи, и в душе 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text:soft-page-break/>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к Соне и объявил о ней матери и отцу, но их этот разговор очень расстроил: Ростовы 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3" text:outline-level="2"><text:soft-page-break/>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12 июля один из офицеров рассказывает в присутствии Ростова про подвиг Раевского, 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text:soft-page-break/>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text:soft-page-break/>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text:soft-page-break/>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3" text:outline-level="2">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text:soft-page-break/>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text:soft-page-break/>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3"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Пьер — член тайного общества.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2">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обед в честь дочери.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text:soft-page-break/>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Раздел1">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на весь полк — и командир полка требует, чтобы Ростов признал свою ошибку и извинился. 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text:soft-page-break/>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Андрей <text:span text:style-name="T7">столкнулся </text:span>офицером.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сражением император спрашивает у Кутузова, почему не начинается сражение, и слышит 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3"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text:soft-page-break/>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Княгиня Лиза умирает <text:span text:style-name="T7">и на ее лице мертвом</text:span> Болконский читает вопрос: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Пьер <text:span text:style-name="T8">уезжает домой</text:span> в Киевск<text:span text:style-name="T7">ую</text:span> губерни<text:span text:style-name="T7">ю</text:span>.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text:soft-page-break/>ни школы, ни больницы для крестьян не нужны, а отменить крепостное право нужно не для 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text:soft-page-break/>Андрей слышит разговор Наташи и Сони: Наташа полна восторга от прелести ночи, и в душе 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text:soft-page-break/>к Соне и объявил о ней матери и отцу, но их этот разговор очень расстроил: Ростовы 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3" text:outline-level="2">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text:soft-page-break/>12 июля один из офицеров рассказывает в присутствии Ростова про подвиг Раевского, 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text:soft-page-break/>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text:soft-page-break/>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text:soft-page-break/>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3" text:outline-level="2">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text:soft-page-break/>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3"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Пьер — член тайного общества.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2"><text:soft-page-break/>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обед в честь дочери.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Раздел2">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на весь полк — и командир полка требует, чтобы Ростов признал свою ошибку и извинился. <text:soft-page-break/>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Андрей <text:span text:style-name="T7">столкнулся </text:span>офицером.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сражением император спрашивает у Кутузова, почему не начинается сражение, и слышит <text:soft-page-break/>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3"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Княгиня Лиза умирает <text:span text:style-name="T7">и на ее лице мертвом</text:span> Болконский читает вопрос: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text:soft-page-break/>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Пьер <text:span text:style-name="T8">уезжает домой</text:span> в Киевск<text:span text:style-name="T7">ую</text:span> губерни<text:span text:style-name="T7">ю</text:span>.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ни школы, ни больницы для крестьян не нужны, а отменить крепостное право нужно не для 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text:soft-page-break/>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Андрей слышит разговор Наташи и Сони: Наташа полна восторга от прелести ночи, и в душе 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text:soft-page-break/>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к Соне и объявил о ней матери и отцу, но их этот разговор очень расстроил: Ростовы 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3" text:outline-level="2"><text:soft-page-break/>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12 июля один из офицеров рассказывает в присутствии Ростова про подвиг Раевского, 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text:soft-page-break/>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text:soft-page-break/>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text:soft-page-break/>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3" text:outline-level="2">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text:soft-page-break/>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text:soft-page-break/>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3"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Пьер — член тайного общества.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2">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обед в честь дочери.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text:soft-page-break/>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Раздел3">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на весь полк — и командир полка требует, чтобы Ростов признал свою ошибку и извинился. 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text:soft-page-break/>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Андрей <text:span text:style-name="T7">столкнулся </text:span>офицером.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сражением император спрашивает у Кутузова, почему не начинается сражение, и слышит 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3"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text:soft-page-break/>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Княгиня Лиза умирает <text:span text:style-name="T7">и на ее лице мертвом</text:span> Болконский читает вопрос: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Пьер <text:span text:style-name="T8">уезжает домой</text:span> в Киевск<text:span text:style-name="T7">ую</text:span> губерни<text:span text:style-name="T7">ю</text:span>.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text:soft-page-break/>ни школы, ни больницы для крестьян не нужны, а отменить крепостное право нужно не для 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text:soft-page-break/>Андрей слышит разговор Наташи и Сони: Наташа полна восторга от прелести ночи, и в душе 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text:soft-page-break/>к Соне и объявил о ней матери и отцу, но их этот разговор очень расстроил: Ростовы 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3" text:outline-level="2">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text:soft-page-break/>12 июля один из офицеров рассказывает в присутствии Ростова про подвиг Раевского, 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text:soft-page-break/>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text:soft-page-break/>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text:soft-page-break/>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3" text:outline-level="2">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text:soft-page-break/>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3"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Пьер — член тайного общества.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2"><text:soft-page-break/>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обед в честь дочери.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Раздел4">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на весь полк — и командир полка требует, чтобы Ростов признал свою ошибку и извинился. <text:soft-page-break/>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Андрей <text:span text:style-name="T7">столкнулся </text:span>офицером.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сражением император спрашивает у Кутузова, почему не начинается сражение, и слышит <text:soft-page-break/>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3"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Княгиня Лиза умирает <text:span text:style-name="T7">и на ее лице мертвом</text:span> Болконский читает вопрос: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text:soft-page-break/>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Пьер <text:span text:style-name="T8">уезжает домой</text:span> в Киевск<text:span text:style-name="T7">ую</text:span> губерни<text:span text:style-name="T7">ю</text:span>.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ни школы, ни больницы для крестьян не нужны, а отменить крепостное право нужно не для 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text:soft-page-break/>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Андрей слышит разговор Наташи и Сони: Наташа полна восторга от прелести ночи, и в душе 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text:soft-page-break/>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к Соне и объявил о ней матери и отцу, но их этот разговор очень расстроил: Ростовы 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3" text:outline-level="2"><text:soft-page-break/>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12 июля один из офицеров рассказывает в присутствии Ростова про подвиг Раевского, 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text:soft-page-break/>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text:soft-page-break/>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text:soft-page-break/>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3" text:outline-level="2">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text:soft-page-break/>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text:soft-page-break/>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3"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Пьер — член тайного общества.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2">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обед в честь дочери.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text:soft-page-break/>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Раздел5">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на весь полк — и командир полка требует, чтобы Ростов признал свою ошибку и извинился. 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text:soft-page-break/>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Андрей <text:span text:style-name="T7">столкнулся </text:span>офицером.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сражением император спрашивает у Кутузова, почему не начинается сражение, и слышит 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3"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text:soft-page-break/>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Княгиня Лиза умирает <text:span text:style-name="T7">и на ее лице мертвом</text:span> Болконский читает вопрос: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Пьер <text:span text:style-name="T8">уезжает домой</text:span> в Киевск<text:span text:style-name="T7">ую</text:span> губерни<text:span text:style-name="T7">ю</text:span>.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text:soft-page-break/>ни школы, ни больницы для крестьян не нужны, а отменить крепостное право нужно не для 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text:soft-page-break/>Андрей слышит разговор Наташи и Сони: Наташа полна восторга от прелести ночи, и в душе 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text:soft-page-break/>к Соне и объявил о ней матери и отцу, но их этот разговор очень расстроил: Ростовы 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3" text:outline-level="2">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text:soft-page-break/>12 июля один из офицеров рассказывает в присутствии Ростова про подвиг Раевского, 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text:soft-page-break/>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text:soft-page-break/>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text:soft-page-break/>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3" text:outline-level="2">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text:soft-page-break/>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3"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Пьер — член тайного общества.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2"><text:soft-page-break/>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обед в честь дочери.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Раздел6">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на весь полк — и командир полка требует, чтобы Ростов признал свою ошибку и извинился. <text:soft-page-break/>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Андрей <text:span text:style-name="T7">столкнулся </text:span>офицером.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сражением император спрашивает у Кутузова, почему не начинается сражение, и слышит <text:soft-page-break/>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3"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Княгиня Лиза умирает <text:span text:style-name="T7">и на ее лице мертвом</text:span> Болконский читает вопрос: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text:soft-page-break/>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Пьер <text:span text:style-name="T8">уезжает домой</text:span> в Киевск<text:span text:style-name="T7">ую</text:span> губерни<text:span text:style-name="T7">ю</text:span>.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ни школы, ни больницы для крестьян не нужны, а отменить крепостное право нужно не для 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text:soft-page-break/>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Андрей слышит разговор Наташи и Сони: Наташа полна восторга от прелести ночи, и в душе 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text:soft-page-break/>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к Соне и объявил о ней матери и отцу, но их этот разговор очень расстроил: Ростовы 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3" text:outline-level="2"><text:soft-page-break/>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12 июля один из офицеров рассказывает в присутствии Ростова про подвиг Раевского, 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text:soft-page-break/>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text:soft-page-break/>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text:soft-page-break/>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3" text:outline-level="2">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text:soft-page-break/>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text:soft-page-break/>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3"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Пьер — член тайного общества.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2">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обед в честь дочери.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text:soft-page-break/>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Раздел7">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на весь полк — и командир полка требует, чтобы Ростов признал свою ошибку и извинился. 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text:soft-page-break/>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Андрей <text:span text:style-name="T7">столкнулся </text:span>офицером.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сражением император спрашивает у Кутузова, почему не начинается сражение, и слышит 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3"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text:soft-page-break/>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Княгиня Лиза умирает <text:span text:style-name="T7">и на ее лице мертвом</text:span> Болконский читает вопрос: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Пьер <text:span text:style-name="T8">уезжает домой</text:span> в Киевск<text:span text:style-name="T7">ую</text:span> губерни<text:span text:style-name="T7">ю</text:span>.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text:soft-page-break/>ни школы, ни больницы для крестьян не нужны, а отменить крепостное право нужно не для 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text:soft-page-break/>Андрей слышит разговор Наташи и Сони: Наташа полна восторга от прелести ночи, и в душе 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text:soft-page-break/>к Соне и объявил о ней матери и отцу, но их этот разговор очень расстроил: Ростовы 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3" text:outline-level="2">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text:soft-page-break/>12 июля один из офицеров рассказывает в присутствии Ростова про подвиг Раевского, 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text:soft-page-break/>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text:soft-page-break/>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text:soft-page-break/>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3" text:outline-level="2">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text:soft-page-break/>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3"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Пьер — член тайного общества.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2"><text:soft-page-break/>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обед в честь дочери.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Раздел8">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на весь полк — и командир полка требует, чтобы Ростов признал свою ошибку и извинился. <text:soft-page-break/>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Андрей <text:span text:style-name="T7">столкнулся </text:span>офицером.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сражением император спрашивает у Кутузова, почему не начинается сражение, и слышит <text:soft-page-break/>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3"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Княгиня Лиза умирает <text:span text:style-name="T7">и на ее лице мертвом</text:span> Болконский читает вопрос: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text:soft-page-break/>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Пьер <text:span text:style-name="T8">уезжает домой</text:span> в Киевск<text:span text:style-name="T7">ую</text:span> губерни<text:span text:style-name="T7">ю</text:span>.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ни школы, ни больницы для крестьян не нужны, а отменить крепостное право нужно не для 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text:soft-page-break/>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Андрей слышит разговор Наташи и Сони: Наташа полна восторга от прелести ночи, и в душе 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text:soft-page-break/>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к Соне и объявил о ней матери и отцу, но их этот разговор очень расстроил: Ростовы 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3" text:outline-level="2"><text:soft-page-break/>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12 июля один из офицеров рассказывает в присутствии Ростова про подвиг Раевского, 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text:soft-page-break/>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text:soft-page-break/>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text:soft-page-break/>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3" text:outline-level="2">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text:soft-page-break/>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text:soft-page-break/>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3"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Пьер — член тайного общества.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5:33:00.791000000</meta:creation-date>
    <dc:date>2017-11-15T14:09:00.844000000</dc:date>
    <meta:editing-duration>PT19M44S</meta:editing-duration>
    <meta:editing-cycles>3</meta:editing-cycles>
    <meta:generator>LibreOffice/5.1.1.3$Windows_X86_64 LibreOffice_project/89f508ef3ecebd2cfb8e1def0f0ba9a803b88a6d</meta:generator>
    <meta:document-statistic meta:table-count="0" meta:image-count="0" meta:object-count="0" meta:page-count="104" meta:paragraph-count="549" meta:word-count="49500" meta:character-count="334782" meta:non-whitespace-character-count="285075"/>
  </office:meta>
</office:document-meta>
</file>